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----create database Bar</text:p>
      <text:p text:style-name="Normal">--CREATE TABLE customers (</text:p>
      <text:p text:style-name="Normal">-- <text:s/>Customer_id INTEGER PRIMARY KEY,</text:p>
      <text:p text:style-name="Normal">-- <text:s/>Name TEXT NOT NULL,</text:p>
      <text:p text:style-name="Normal">-- <text:s/>Phone_number TEXT NOT NULL,</text:p>
      <text:p text:style-name="Normal">-- <text:s/>Email_address TEXT NOT NULL</text:p>
      <text:p text:style-name="Normal">--);</text:p>
      <text:p text:style-name="Normal"/>
      <text:p text:style-name="Normal">--CREATE TABLE tables (</text:p>
      <text:p text:style-name="Normal">-- <text:s/>Table_id INTEGER PRIMARY KEY,</text:p>
      <text:p text:style-name="Normal">-- <text:s/>Number INTEGER NOT NULL,</text:p>
      <text:p text:style-name="Normal">-- <text:s/>Capacity INTEGER NOT NULL,</text:p>
      <text:p text:style-name="Normal">-- <text:s/>Customer_id INTEGER,</text:p>
      <text:p text:style-name="Normal">-- <text:s/>FOREIGN KEY (customer_id) REFERENCES customers (customer_id)</text:p>
      <text:p text:style-name="Normal">--);</text:p>
      <text:p text:style-name="Normal"/>
      <text:p text:style-name="Normal">--CREATE TABLE customers_sit_at (</text:p>
      <text:p text:style-name="Normal">-- <text:s/>Customer_id INTEGER NOT NULL,</text:p>
      <text:p text:style-name="Normal">-- <text:s/>Table_id INTEGER NOT NULL,</text:p>
      <text:p text:style-name="Normal">-- <text:s/>FOREIGN KEY (customer_id) REFERENCES customers (customer_id),</text:p>
      <text:p text:style-name="Normal">-- <text:s/>FOREIGN KEY (table_id) REFERENCES tables (table_id),</text:p>
      <text:p text:style-name="Normal">-- <text:s/>PRIMARY KEY (customer_id, table_id)</text:p>
      <text:p text:style-name="Normal">--);</text:p>
      <text:p text:style-name="Normal"/>
      <text:p text:style-name="Normal">--CREATE TABLE employees (</text:p>
      <text:p text:style-name="Normal">-- <text:s/>Employee_id INTEGER PRIMARY KEY,</text:p>
      <text:p text:style-name="Normal">-- <text:s/>Name TEXT NOT NULL,</text:p>
      <text:p text:style-name="Normal">-- <text:s/>Position TEXT NOT NULL,</text:p>
      <text:p text:style-name="Normal">-- <text:s/>Phone_number TEXT NOT NULL,</text:p>
      <text:p text:style-name="Normal">-- <text:s/>Email_address TEXT NOT NULL</text:p>
      <text:p text:style-name="Normal">--);</text:p>
      <text:p text:style-name="Normal"/>
      <text:p text:style-name="Normal">--CREATE TABLE menu_items (</text:p>
      <text:p text:style-name="Normal">-- <text:s/>Menu_item_id INTEGER PRIMARY KEY,</text:p>
      <text:p text:style-name="Normal">-- <text:s/>Name TEXT NOT NULL,</text:p>
      <text:p text:style-name="Normal">-- <text:s/>Price REAL NOT NULL</text:p>
      <text:p text:style-name="Normal">--);</text:p>
      <text:p text:style-name="Normal"/>
      <text:p text:style-name="Normal">--CREATE TABLE drinks (</text:p>
      <text:p text:style-name="Normal">-- <text:s/>Drink_id INTEGER PRIMARY KEY,</text:p>
      <text:p text:style-name="Normal">-- <text:s/>Name TEXT NOT NULL,</text:p>
      <text:p text:style-name="Normal">-- <text:s/>Price REAL NOT NULL</text:p>
      <text:p text:style-name="Normal">--);</text:p>
      <text:p text:style-name="Normal"/>
      <text:p text:style-name="Normal">--CREATE TABLE ingredients (</text:p>
      <text:p text:style-name="Normal">-- <text:s/>Ingredient_id INTEGER PRIMARY KEY,</text:p>
      <text:p text:style-name="Normal">-- <text:s/>Ingredient_name TEXT NOT NULL,</text:p>
      <text:p text:style-name="Normal">-- <text:s/>Quantity REAL NOT NULL</text:p>
      <text:p text:style-name="Normal">--);</text:p>
      <text:p text:style-name="Normal"/>
      <text:p text:style-name="Normal">--CREATE TABLE recipes (</text:p>
      <text:p text:style-name="Normal">-- <text:s/>Recipe_id INTEGER PRIMARY KEY,</text:p>
      <text:p text:style-name="Normal">-- <text:s/>Menu_item_id INTEGER NOT NULL,</text:p>
      <text:p text:style-name="Normal">-- <text:s/>Ingredient_id INTEGER NOT NULL,</text:p>
      <text:p text:style-name="Normal">-- <text:s/>Quantity REAL NOT NULL,</text:p>
      <text:p text:style-name="Normal">-- <text:s/>FOREIGN KEY (menu_item_id) REFERENCES menu_items (menu_item_id),</text:p>
      <text:p text:style-name="Normal">-- <text:s/>FOREIGN KEY (ingredient_id) REFERENCES ingredients (ingredient_id)</text:p>
      <text:p text:style-name="Normal">--);</text:p>
      <text:p text:style-name="Normal"/>
      <text:p text:style-name="Normal"/>
      <text:p text:style-name="Normal"/>
      <text:p text:style-name="Normal">--CREATE TABLE bills (</text:p>
      <text:soft-page-break/>
      <text:p text:style-name="Normal">-- <text:s/>Bill_id INTEGER PRIMARY KEY,</text:p>
      <text:p text:style-name="Normal">-- <text:s/>Customer_id INTEGER NOT NULL,</text:p>
      <text:p text:style-name="Normal">-- <text:s/>Employee_id INTEGER NOT NULL,</text:p>
      <text:p text:style-name="Normal">-- <text:s/>Total_amount REAL NOT NULL,</text:p>
      <text:p text:style-name="Normal">-- <text:s/>FOREIGN KEY (customer_id) REFERENCES customers (customer_id),</text:p>
      <text:p text:style-name="Normal">-- <text:s/>FOREIGN KEY (employee_id) REFERENCES employees (employee_id)</text:p>
      <text:p text:style-name="Normal">--);</text:p>
      <text:p text:style-name="Normal"/>
      <text:p text:style-name="Normal">--CREATE TABLE spendings (</text:p>
      <text:p text:style-name="Normal">-- <text:s/>Spending_id INTEGER PRIMARY KEY,</text:p>
      <text:p text:style-name="Normal">-- <text:s/>Employee_id INTEGER NOT NULL,</text:p>
      <text:p text:style-name="Normal">-- <text:s/>Ingredient_id INTEGER NOT NULL,</text:p>
      <text:p text:style-name="Normal">-- <text:s/>Quantity REAL NOT NULL,</text:p>
      <text:p text:style-name="Normal">-- <text:s/>Date DATE NOT NULL,</text:p>
      <text:p text:style-name="Normal">-- <text:s/>FOREIGN KEY (employee_id) REFERENCES employees (employee_id),</text:p>
      <text:p text:style-name="Normal">-- <text:s/>FOREIGN KEY (ingredient_id) REFERENCES ingredients (ingredient_id)</text:p>
      <text:p text:style-name="Normal">--);</text:p>
      <text:p text:style-name="Normal"/>
      <text:p text:style-name="Normal">--CREATE TABLE orders (</text:p>
      <text:p text:style-name="Normal">-- <text:s/>Order_id INTEGER PRIMARY KEY,</text:p>
      <text:p text:style-name="Normal">-- <text:s/>Bill_id INTEGER NOT NULL,</text:p>
      <text:p text:style-name="Normal">-- <text:s/>Item_id INTEGER NOT NULL,</text:p>
      <text:p text:style-name="Normal">-- <text:s/>Item_type VARCHAR NOT NULL,</text:p>
      <text:p text:style-name="Normal">-- <text:s/>Quantity INTEGER NOT NULL,</text:p>
      <text:p text:style-name="Normal">-- <text:s/>FOREIGN KEY (bill_id) REFERENCES bills (bill_id),</text:p>
      <text:p text:style-name="Normal">-- <text:s/>CHECK (item_type IN ('menu_item', 'drink'))</text:p>
      <text:p text:style-name="Normal">--);</text:p>
      <text:p text:style-name="Normal">--CREATE TABLE employees_bills (</text:p>
      <text:p text:style-name="Normal">-- <text:s/>Employee_id INTEGER NOT NULL,</text:p>
      <text:p text:style-name="Normal">-- <text:s/>Bill_id INTEGER NOT NULL,</text:p>
      <text:p text:style-name="Normal">-- <text:s/>FOREIGN KEY (employee_id) REFERENCES employees (employee_id),</text:p>
      <text:soft-page-break/>
      <text:p text:style-name="Normal">-- <text:s/>FOREIGN KEY (bill_id) REFERENCES bills (bill_id),</text:p>
      <text:p text:style-name="Normal">-- <text:s/>PRIMARY KEY (employee_id, bill_id)</text:p>
      <text:p text:style-name="Normal">--);</text:p>
      <text:p text:style-name="Normal">--INSERT INTO customers (Customer_id, Name, Phone_number, Email_address) VALUES (1, 'John Smith', '555-555-5555', 'johnsmith@email.com');</text:p>
      <text:p text:style-name="Normal">--INSERT INTO customers (Customer_id, Name, Phone_number, Email_address) VALUES (2, 'Jane Doe', '555-555-5556', 'janedoe@email.com');</text:p>
      <text:p text:style-name="Normal">--INSERT INTO customers (Customer_id, Name, Phone_number, Email_address) VALUES (3, 'Bob Johnson', '555-555-5557', 'bobjohnson@email.com');</text:p>
      <text:p text:style-name="Normal">--INSERT INTO customers (Customer_id, Name, Phone_number, Email_address) VALUES (4, 'Samantha Williams', '555-555-5558', 'samanthawilliams@email.com');</text:p>
      <text:p text:style-name="Normal">--INSERT INTO customers (Customer_id, Name, Phone_number, Email_address) VALUES (5, 'Michael Brown', '555-555-5559', 'michaelbrown@email.com');</text:p>
      <text:p text:style-name="Normal">--INSERT INTO customers (Customer_id, Name, Phone_number, Email_address) VALUES (6, 'Emily Davis', '555-555-5560', 'emilydavis@email.com');</text:p>
      <text:p text:style-name="Normal"/>
      <text:p text:style-name="Normal">--INSERT INTO tables (Table_id, Number, Capacity, Customer_id) VALUES (1, 1, 2, 1);</text:p>
      <text:p text:style-name="Normal">--INSERT INTO tables (Table_id, Number, Capacity, Customer_id) VALUES (2, 2, 4, 2);</text:p>
      <text:p text:style-name="Normal">--INSERT INTO tables (Table_id, Number, Capacity, Customer_id) VALUES (3, 3, 6, 3);</text:p>
      <text:p text:style-name="Normal">--INSERT INTO tables (Table_id, Number, Capacity, Customer_id) VALUES (4, 4, 8, 4);</text:p>
      <text:p text:style-name="Normal">--INSERT INTO tables (Table_id, Number, Capacity, Customer_id) VALUES (5, 5, 10, 5);</text:p>
      <text:p text:style-name="Normal">--INSERT INTO tables (Table_id, Number, Capacity, Customer_id) VALUES (6, 6, 12, 6);</text:p>
      <text:p text:style-name="Normal"/>
      <text:p text:style-name="Normal">--INSERT INTO customers_sit_at (Customer_id, Table_id) VALUES (1, 1);</text:p>
      <text:p text:style-name="Normal">--INSERT INTO customers_sit_at (Customer_id, Table_id) VALUES (2, 2);</text:p>
      <text:p text:style-name="Normal">--INSERT INTO customers_sit_at (Customer_id, Table_id) VALUES (3, 3);</text:p>
      <text:p text:style-name="Normal">--INSERT INTO customers_sit_at (Customer_id, Table_id) VALUES (4, 4);</text:p>
      <text:p text:style-name="Normal">--INSERT INTO customers_sit_at (Customer_id, Table_id) VALUES (5, 5);</text:p>
      <text:p text:style-name="Normal">--INSERT INTO customers_sit_at (Customer_id, Table_id) VALUES (6, 6);</text:p>
      <text:p text:style-name="Normal"/>
      <text:p text:style-name="Normal">--INSERT INTO employees (Employee_id, Name, Position, Phone_number, Email_address) VALUES (1, 'John Doe', 'Manager', '555-555-5561','johndoe@bar.com');</text:p>
      <text:p text:style-name="Normal"/>
      <text:soft-page-break/>
      <text:p text:style-name="Normal">--INSERT INTO employees (Employee_id, Name, Position, Phone_number, Email_address) VALUES (2, 'Jane Davis', 'Server', '555-555-5562', 'janedavis@bar.com');</text:p>
      <text:p text:style-name="Normal">--INSERT INTO employees (Employee_id, Name, Position, Phone_number, Email_address) VALUES (3, 'Mike Smith', 'Bartender', '555-555-5563', 'mikesmith@bar.com');</text:p>
      <text:p text:style-name="Normal">--INSERT INTO employees (Employee_id, Name, Position, Phone_number, Email_address) VALUES (4, 'Emily Taylor', 'Server', '555-555-5564', 'emilytaylor@bar.com');</text:p>
      <text:p text:style-name="Normal">--INSERT INTO employees (Employee_id, Name, Position, Phone_number, Email_address) VALUES (5, 'David Wilson', 'Bartender', '555-555-5565', 'davidwilson@bar.com');</text:p>
      <text:p text:style-name="Normal">--INSERT INTO employees (Employee_id, Name, Position, Phone_number, Email_address) VALUES (6, 'Sarah Johnson', 'Manager', '555-555-5566', 'sarahjohnson@bar.com');</text:p>
      <text:p text:style-name="Normal"/>
      <text:p text:style-name="Normal">--INSERT INTO menu_items (Menu_item_id, Name, Price) VALUES (1, 'Pina Colada', 10.99);</text:p>
      <text:p text:style-name="Normal">--INSERT INTO menu_items (Menu_item_id, Name, Price) VALUES (2, 'Cuba Libre', 8.99);</text:p>
      <text:p text:style-name="Normal">--INSERT INTO menu_items (Menu_item_id, Name, Price) VALUES (3, 'Camicaze Shot', 5.99);</text:p>
      <text:p text:style-name="Normal">--INSERT INTO menu_items (Menu_item_id, Name, Price) VALUES (4, 'Long Island Iced Tea', 12.99);</text:p>
      <text:p text:style-name="Normal">--INSERT INTO menu_items (Menu_item_id, Name, Price) VALUES (5, 'Margarita', 9.99);</text:p>
      <text:p text:style-name="Normal">--INSERT INTO menu_items (Menu_item_id, Name, Price) VALUES (6, 'Whiskey Sour', 11.99);</text:p>
      <text:p text:style-name="Normal"/>
      <text:p text:style-name="Normal">--INSERT INTO drinks (Drink_id, Name, Price) VALUES (1, 'Rum', 4.99);</text:p>
      <text:p text:style-name="Normal">--INSERT INTO drinks (Drink_id, Name, Price) VALUES (2, 'Tequila', 5.99);</text:p>
      <text:p text:style-name="Normal">--INSERT INTO drinks (Drink_id, Name, Price) VALUES (3, 'Gin', 6.99);</text:p>
      <text:p text:style-name="Normal">--INSERT INTO drinks (Drink_id, Name, Price) VALUES (4, 'Vodka', 7.99);</text:p>
      <text:p text:style-name="Normal">--INSERT INTO drinks (Drink_id, Name, Price) VALUES (5, 'Whiskey', 8.99);</text:p>
      <text:p text:style-name="Normal"/>
      <text:p text:style-name="Normal">--INSERT INTO ingredients (Ingredient_id, Ingredient_name, Quantity) VALUES (1, 'Whiskey', 10);</text:p>
      <text:p text:style-name="Normal">--INSERT INTO ingredients (Ingredient_id, Ingredient_name, Quantity) VALUES (2, 'Ice', 100);</text:p>
      <text:p text:style-name="Normal">--INSERT INTO ingredients (Ingredient_id, Ingredient_name, Quantity) VALUES (3, 'Lemon Juice', 50);</text:p>
      <text:p text:style-name="Normal">--INSERT INTO ingredients (Ingredient_id, Ingredient_name, Quantity) VALUES (4, 'Coca-cola', 200);</text:p>
      <text:p text:style-name="Normal">--INSERT INTO ingredients (Ingredient_id, Ingredient_name, Quantity) VALUES (5, 'Rum', 30);</text:p>
      <text:p text:style-name="Normal"/>
      <text:p text:style-name="Normal">--INSERT INTO recipes (Recipe_id, Menu_item_id, Ingredient_id, Quantity) VALUES (1, 1, 1, 2);</text:p>
      <text:p text:style-name="Normal">--INSERT INTO recipes (Recipe_id, Menu_item_id, Ingredient_id, Quantity) VALUES (2, 1, 2, 3);</text:p>
      <text:p text:style-name="Normal">--INSERT INTO recipes (Recipe_id, Menu_item_id, Ingredient_id, Quantity) VALUES (3, 2, 5, 2);</text:p>
      <text:soft-page-break/>
      <text:p text:style-name="Normal">--INSERT INTO recipes (Recipe_id, Menu_item_id, Ingredient_id, Quantity) VALUES (4, 2, 4, 1);</text:p>
      <text:p text:style-name="Normal">--INSERT INTO recipes (Recipe_id, Menu_item_id, Ingredient_id, Quantity) VALUES (5, 2, 3, 0.5);</text:p>
      <text:p text:style-name="Normal"/>
      <text:p text:style-name="Normal">--INSERT INTO orders (Order_id, Bill_id, Item_id, Item_type, Quantity) VALUES (1, 1, 1, 'd', 2);</text:p>
      <text:p text:style-name="Normal">--INSERT INTO orders (Order_id, Bill_id, Item_id, Item_type, Quantity) VALUES (2, 1, 2, 'd', 1);</text:p>
      <text:p text:style-name="Normal">--INSERT INTO orders (Order_id, Bill_id, Item_id, Item_type, Quantity) VALUES (3, 2, 3, 'd', 3);</text:p>
      <text:p text:style-name="Normal">--INSERT INTO orders (Order_id, Bill_id, Item_id, Item_type, Quantity) VALUES (4, 2, 4, 'd', 2);</text:p>
      <text:p text:style-name="Normal">--INSERT INTO orders (Order_id, Bill_id, Item_id, Item_type, Quantity) VALUES (5, 3, 5, 'd', 1);</text:p>
      <text:p text:style-name="Normal"/>
      <text:p text:style-name="Normal">--INSERT INTO spendings (Spending_id, Employee_id, Ingredient_id, Quantity, Date) VALUES (1, 1, 1, 2, '2022-01-01');</text:p>
      <text:p text:style-name="Normal">--INSERT INTO employees_bills (Employee_id, Bill_id) VALUES (1, 1), (1, 2), (2, 3);</text:p>
      <text:p text:style-name="Normal">--INSERT INTO customers_sit_at (Customer_id, Table_id) VALUES (1, 1), (2, 2), (3, 3);</text:p>
      <text:p text:style-name="Normal">--SELECT * FROM recipes;</text:p>
      <text:p text:style-name="Normal">--SELECT * FROM drinks;</text:p>
      <text:p text:style-name="Normal">--SELECT * FROM ingredients;</text:p>
      <text:p text:style-name="Normal">--SELECT * FROM employees_bills;</text:p>
      <text:p text:style-name="Normal">--SELECT * FROM spendings;</text:p>
      <text:p text:style-name="Normal">--SELECT * FROM bills;</text:p>
      <text:p text:style-name="Normal">--SELECT * FROM orders;</text:p>
      <text:p text:style-name="Normal">--SELECT * FROM menu_items;</text:p>
      <text:p text:style-name="Normal">--SELECT * FROM employees;</text:p>
      <text:p text:style-name="Normal">--SELECT * FROM customers_sit_at;</text:p>
      <text:p text:style-name="Normal">--SELECT * FROM tables;</text:p>
      <text:p text:style-name="Normal">--SELECT * FROM customers;</text:p>
      <text:p text:style-name="Normal">--INSERT INTO bills (Bill_id, Customer_id, Employee_id, Total_amount) VALUES (1, 1, 1, 50.99);</text:p>
      <text:p text:style-name="Normal">--INSERT INTO bills (Bill_id, Customer_id, Employee_id, Total_amount) VALUES (2, 2, 2, 35.99);</text:p>
      <text:p text:style-name="Normal">--INSERT INTO bills (Bill_id, Customer_id, Employee_id, Total_amount) VALUES (3, 3, 3, 40.99);</text:p>
      <text:p text:style-name="Normal">--INSERT INTO bills (Bill_id, Customer_id, Employee_id, Total_amount) VALUES (4, 4, 4, 45.99);</text:p>
      <text:p text:style-name="Normal">--INSERT INTO bills (Bill_id, Customer_id, Employee_id, Total_amount) VALUES (5, 5, 5, 55.99);</text:p>
      <text:p text:style-name="Normal"/>
      <text:soft-page-break/>
      <text:p text:style-name="Normal">--ALTER TABLE orders</text:p>
      <text:p text:style-name="Normal">--ALTER COLUMN Item_type VARCHAR(1) NOT NULL;</text:p>
      <text:p text:style-name="Normal"/>
      <text:p text:style-name="Normal">--ALTER TABLE orders</text:p>
      <text:p text:style-name="Normal">--ADD CONSTRAINT check_item_type CHECK (Item_type IN ('m', 'd'));</text:p>
      <text:p text:style-name="Normal">--INSERT INTO orders (Order_id, Bill_id, Item_id, Item_type, Quantity) VALUES (1, 1, 1, 'm', 2);</text:p>
      <text:p text:style-name="Normal">--INSERT INTO orders (Order_id, Bill_id, Item_id, Item_type, Quantity) VALUES (2, 2, 2, 'd', 3);</text:p>
      <text:p text:style-name="Normal">--INSERT INTO orders (Order_id, Bill_id, Item_id, Item_type, Quantity) VALUES (3, 3, 3, 'm', 1);</text:p>
      <text:p text:style-name="Normal">--INSERT INTO orders (Order_id, Bill_id, Item_id, Item_type, Quantity) VALUES (4, 4, 4, 'd', 2);</text:p>
      <text:p text:style-name="Normal">--INSERT INTO orders (Order_id, Bill_id, Item_id, Item_type, Quantity) VALUES (5, 5, 5, 'm', 4);</text:p>
      <text:p text:style-name="Normal"/>
      <text:p text:style-name="Normal"/>
      <text:p text:style-name="Normal">--ALTER TABLE orders</text:p>
      <text:p text:style-name="Normal">--DROP CONSTRAINT check_item_type;</text:p>
      <text:p text:style-name="Normal">--ALTER TABLE orders</text:p>
      <text:p text:style-name="Normal">--ADD CONSTRAINT check_item_type CHECK (Item_type IN ('m', 'd', 'drink', 'menu_item'));</text:p>
      <text:p text:style-name="Normal">--ALTER TABLE orders DROP CONSTRAINT CK__orders__Item_typ__412EB0B6;</text:p>
      <text:p text:style-name="Normal">--ALTER TABLE orders ADD CONSTRAINT check_item_type CHECK (Item_type IN ('m', 'd'));</text:p>
      <text:p text:style-name="Normal">--INSERT INTO employees_bills (Employee_id, Bill_id) VALUES (1, 1);</text:p>
      <text:p text:style-name="Normal">--INSERT INTO employees_bills (Employee_id, Bill_id) VALUES (2, 2);</text:p>
      <text:p text:style-name="Normal">--INSERT INTO employees_bills (Employee_id, Bill_id) VALUES (3, 3);</text:p>
      <text:p text:style-name="Normal">--INSERT INTO employees_bills (Employee_id, Bill_id) VALUES (4, 4);</text:p>
      <text:p text:style-name="Normal">--INSERT INTO employees_bills (Employee_id, Bill_id) VALUES (5, 5);</text:p>
      <text:p text:style-name="Normal"/>
      <text:p text:style-name="Normal">--INSERT INTO spendings (Spending_id, Employee_id, Ingredient_id, Quantity, Date)</text:p>
      <text:p text:style-name="Normal">--VALUES (2, 2, 2, 20, '2022-11-15');</text:p>
      <text:p text:style-name="Normal">--INSERT INTO spendings (Spending_id, Employee_id, Ingredient_id, Quantity, Date)</text:p>
      <text:p text:style-name="Normal">--VALUES (3, 3, 3, 15, '2022-10-31');</text:p>
      <text:p text:style-name="Normal">--INSERT INTO spendings (Spending_id, Employee_id, Ingredient_id, Quantity, Date)</text:p>
      <text:p text:style-name="Normal">--VALUES (4, 4, 4, 5, '2022-09-22');</text:p>
      <text:p text:style-name="Normal">--INSERT INTO spendings (Spending_id, Employee_id, Ingredient_id, Quantity, Date)</text:p>
      <text:soft-page-break/>
      <text:p text:style-name="Normal">--VALUES (5, 5, 5, 25, '2022-08-01');</text:p>
      <text:p text:style-name="Normal"/>
      <text:p text:style-name="Normal">--SELECT SUM(b.Total_amount)</text:p>
      <text:p text:style-name="Normal">--FROM bills b</text:p>
      <text:p text:style-name="Normal">--JOIN orders o ON b.Bill_id = o.Bill_id</text:p>
      <text:p text:style-name="Normal">--WHERE o.Item_type = 'd'</text:p>
      <text:p text:style-name="Normal"/>
      <text:p text:style-name="Normal">--SELECT c.Name</text:p>
      <text:p text:style-name="Normal">--FROM customers c</text:p>
      <text:p text:style-name="Normal">--JOIN bills b ON c.Customer_id = b.Customer_id</text:p>
      <text:p text:style-name="Normal">--WHERE b.Total_amount &gt; 20</text:p>
      <text:p text:style-name="Normal"/>
      <text:p text:style-name="Normal">--ALTER TABLE ingredients ALTER COLUMN Ingredient_name VARCHAR(255) NOT NULL;</text:p>
      <text:p text:style-name="Normal"/>
      <text:p text:style-name="Normal">--SELECT mi.Name, mi.Price</text:p>
      <text:p text:style-name="Normal">--FROM menu_items mi</text:p>
      <text:p text:style-name="Normal">--JOIN recipes r ON mi.Menu_item_id = r.Menu_item_id</text:p>
      <text:p text:style-name="Normal">--JOIN ingredients i ON r.Ingredient_id = i.Ingredient_id</text:p>
      <text:p text:style-name="Normal">--WHERE i.Ingredient_name = 'Coconut'</text:p>
      <text:p text:style-name="Normal"/>
      <text:p text:style-name="Normal">--SELECT e.Name</text:p>
      <text:p text:style-name="Normal">--FROM employees e</text:p>
      <text:p text:style-name="Normal">--JOIN spendings s ON e.Employee_id = s.Employee_id</text:p>
      <text:p text:style-name="Normal">--JOIN ingredients i ON s.Ingredient_id = i.Ingredient_id</text:p>
      <text:p text:style-name="Normal">--WHERE i.Ingredient_name = 'Rum' AND s.Quantity &gt; 10</text:p>
      <text:p text:style-name="Normal"/>
      <text:p text:style-name="Normal">--SELECT e.Name</text:p>
      <text:p text:style-name="Normal">--FROM employees e</text:p>
      <text:p text:style-name="Normal">--JOIN employees_bills eb ON e.Employee_id = eb.Employee_id</text:p>
      <text:p text:style-name="Normal">--JOIN bills b ON eb.Bill_id = b.Bill_id</text:p>
      <text:p text:style-name="Normal">--JOIN customers_sit_at cs ON b.Customer_id = cs.Customer_id</text:p>
      <text:soft-page-break/>
      <text:p text:style-name="Normal">--JOIN customers c ON cs.Customer_id = c.Customer_id</text:p>
      <text:p text:style-name="Normal">--WHERE CAST(c.Name AS VARCHAR(255)) = 'John Smith'</text:p>
      <text:p text:style-name="Normal"/>
      <text:p text:style-name="Normal">--ALTER TABLE spendings<text:s/></text:p>
      <text:p text:style-name="Normal">--ADD CONSTRAINT chk_quantity CHECK (Quantity &gt; 0);</text:p>
      <text:p text:style-name="Normal"/>
      <text:p text:style-name="Normal">--CREATE VIEW customer_spendings</text:p>
      <text:p text:style-name="Normal">--AS</text:p>
      <text:p text:style-name="Normal">--SELECT CAST(c.Name AS VARCHAR(255)) AS Customer_name, SUM(b.Total_amount) AS Total_spent</text:p>
      <text:p text:style-name="Normal">--FROM customers c</text:p>
      <text:p text:style-name="Normal">--JOIN bills b ON c.Customer_id = b.Customer_id</text:p>
      <text:p text:style-name="Normal">--GROUP BY CAST(c.Name AS VARCHAR(255));</text:p>
      <text:p text:style-name="Normal"/>
      <text:p text:style-name="Normal">--CREATE VIEW employee_sales AS</text:p>
      <text:p text:style-name="Normal">--SELECT CAST(e.Name AS VARCHAR(255)) AS Employee_name, SUM(b.Total_amount) AS Total_sales</text:p>
      <text:p text:style-name="Normal">--FROM employees e</text:p>
      <text:p text:style-name="Normal">--JOIN employees_bills eb ON e.Employee_id = eb.Employee_id</text:p>
      <text:p text:style-name="Normal">--JOIN bills b ON eb.Bill_id = b.Bill_id</text:p>
      <text:p text:style-name="Normal">--GROUP BY CAST(e.Name AS VARCHAR(255));</text:p>
      <text:p text:style-name="Normal"/>
      <text:p text:style-name="Normal">--ALTER TABLE customers</text:p>
      <text:p text:style-name="Normal">--ALTER COLUMN Email_address VARCHAR(255) NOT NULL;</text:p>
      <text:p text:style-name="Normal"/>
      <text:p text:style-name="Normal">--ALTER TABLE customers<text:s/></text:p>
      <text:p text:style-name="Normal">--ADD CONSTRAINT uc_email UNIQUE (Email_address);</text:p>
      <text:p text:style-name="Normal"/>
      <text:p text:style-name="Normal">--CREATE FUNCTION calculate_bill_total(@bill_id INTEGER)</text:p>
      <text:p text:style-name="Normal">--RETURNS REAL</text:p>
      <text:p text:style-name="Normal">--AS</text:p>
      <text:p text:style-name="Normal">--BEGIN</text:p>
      <text:soft-page-break/>
      <text:p text:style-name="Normal">-- <text:s/>DECLARE @total REAL;</text:p>
      <text:p text:style-name="Normal"><text:s text:c="2"/></text:p>
      <text:p text:style-name="Normal">-- <text:s/>SELECT @total = SUM(Quantity * Price)<text:s/></text:p>
      <text:p text:style-name="Normal">-- <text:s/>FROM orders<text:s/></text:p>
      <text:p text:style-name="Normal">-- <text:s/>JOIN menu_items ON orders.Item_id = menu_items.Menu_item_id<text:s/></text:p>
      <text:p text:style-name="Normal">-- <text:s/>WHERE orders.Bill_id = @bill_id;</text:p>
      <text:p text:style-name="Normal"><text:s text:c="2"/></text:p>
      <text:p text:style-name="Normal">-- <text:s/>SELECT @total = @total + SUM(Quantity * Price)<text:s/></text:p>
      <text:p text:style-name="Normal">-- <text:s/>FROM orders<text:s/></text:p>
      <text:p text:style-name="Normal">-- <text:s/>JOIN drinks ON orders.Item_id = drinks.Drink_id<text:s/></text:p>
      <text:p text:style-name="Normal">-- <text:s/>WHERE orders.Bill_id = @bill_id;</text:p>
      <text:p text:style-name="Normal"><text:s text:c="2"/></text:p>
      <text:p text:style-name="Normal">-- <text:s/>RETURN @total;</text:p>
      <text:p text:style-name="Normal">--END;</text:p>
      <text:p text:style-name="Normal"/>
      <text:p text:style-name="Normal">--SELECT dbo.calculate_bill_total(1)</text:p>
      <text:p text:style-name="Normal"/>
      <text:p text:style-name="Normal">--CREATE TRIGGER update_bill_total</text:p>
      <text:p text:style-name="Normal">--ON orders</text:p>
      <text:p text:style-name="Normal">--AFTER INSERT, UPDATE</text:p>
      <text:p text:style-name="Normal">--AS</text:p>
      <text:p text:style-name="Normal">--BEGIN</text:p>
      <text:p text:style-name="Normal">-- <text:s text:c="3"/>UPDATE bills</text:p>
      <text:p text:style-name="Normal">-- <text:s text:c="3"/>SET Total_amount = Total_amount + (i.Quantity * (SELECT Price FROM menu_items WHERE Menu_item_id = i.Item_id))</text:p>
      <text:p text:style-name="Normal">-- <text:s text:c="3"/>FROM inserted i</text:p>
      <text:p text:style-name="Normal">-- <text:s text:c="3"/>INNER JOIN bills b ON i.Bill_id = b.Bill_id</text:p>
      <text:p text:style-name="Normal">--END</text:p>
      <text:p text:style-name="Normal"/>
      <text:p text:style-name="Normal">--CREATE TRIGGER update_ingredient_total</text:p>
      <text:p text:style-name="Normal">--ON spendings</text:p>
      <text:soft-page-break/>
      <text:p text:style-name="Normal">--AFTER INSERT, UPDATE</text:p>
      <text:p text:style-name="Normal">--AS</text:p>
      <text:p text:style-name="Normal">--BEGIN</text:p>
      <text:p text:style-name="Normal">-- <text:s text:c="3"/>UPDATE ingredients</text:p>
      <text:p text:style-name="Normal">-- <text:s text:c="3"/>SET Quantity = Quantity + (SELECT SUM(Quantity) FROM inserted)</text:p>
      <text:p text:style-name="Normal">-- <text:s text:c="3"/>WHERE Ingredient_id = (SELECT Ingredient_id FROM inserted)</text:p>
      <text:p text:style-name="Normal">--END</text:p>
      <text:p text:style-name="Normal"/>
      <text:p text:style-name="Normal">--SELECT Ingredient_name</text:p>
      <text:p text:style-name="Normal">--FROM ingredients</text:p>
      <text:p text:style-name="Normal">--WHERE Quantity &lt;= 0</text:p>
      <text:p text:style-name="Normal"/>
      <text:p text:style-name="Normal">--SELECT i.Ingredient_name, SUM(s.Quantity) as Total_Spending</text:p>
      <text:p text:style-name="Normal">--FROM ingredients i</text:p>
      <text:p text:style-name="Normal">--JOIN spendings s ON i.Ingredient_id = s.Ingredient_id</text:p>
      <text:p text:style-name="Normal">--GROUP BY i.Ingredient_name</text:p>
      <text:p text:style-name="Normal"/>
      <text:p text:style-name="Normal">--SELECT TOP 1 mi.Name, SUM(o.Quantity) as Quantity_sold</text:p>
      <text:p text:style-name="Normal">--FROM (SELECT CONVERT(VARCHAR(255), mi.Name) AS Name, mi.Menu_item_id FROM menu_items mi) mi</text:p>
      <text:p text:style-name="Normal">--JOIN orders o ON mi.Menu_item_id = o.Item_id</text:p>
      <text:p text:style-name="Normal">--GROUP BY mi.Name</text:p>
      <text:p text:style-name="Normal">--ORDER BY Quantity_sold DESC</text:p>
      <text:p text:style-name="Normal"/>
      <text:p text:style-name="Normal">--SELECT TOP 5 Name, Price FROM menu_items</text:p>
      <text:p text:style-name="Normal">--ORDER BY Price DESC;</text:p>
      <text:p text:style-name="Normal"/>
      <text:p text:style-name="Normal">--SELECT Name, Email_address</text:p>
      <text:p text:style-name="Normal">--FROM customers</text:p>
      <text:p text:style-name="Normal">--WHERE Customer_id IN (SELECT Customer_id FROM bills WHERE Total_amount &gt; 100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scu Alexandra</meta:initial-creator>
    <dc:creator>Georgescu Alexandra</dc:creator>
    <meta:creation-date>2023-01-14T03:52:00Z</meta:creation-date>
    <dc:date>2023-01-14T03:53:00Z</dc:date>
    <meta:template xlink:href="Normal" xlink:type="simple"/>
    <meta:editing-cycles>1</meta:editing-cycles>
    <meta:editing-duration>PT60S</meta:editing-duration>
    <meta:document-statistic meta:page-count="11" meta:paragraph-count="28" meta:word-count="2108" meta:character-count="14097" meta:row-count="100" meta:non-whitespace-character-count="12017"/>
  </office:meta>
</office:document-meta>
</file>